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TT12" svg:font-family="CMTT1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1.81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CMTT1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3">
          <table:table-cell table:number-columns-repeated="3"/>
          <table:table-cell table:style-name="ce2" office:value-type="string">
            <text:p>CONSUM DE CIMENT (GENER I987-DESEMBRE</text:p>
          </table:table-cell>
          <table:table-cell table:style-name="ce2" office:value-type="string">
            <text:p>CIMENT (GENER 1987-DESEMBRE 1998)</text:p>
          </table:table-cell>
          <table:table-cell table:style-name="ce2" table:number-columns-repeated="3"/>
          <table:table-cell table:number-columns-repeated="7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10"/>
          <table:table-cell table:formula="of:=([.B31]-[.B86])/10" office:value-type="float" office:value="4947.3">
            <text:p>4947,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SUM</text:p>
          </table:table-cell>
          <table:table-cell table:number-columns-repeated="8"/>
          <table:table-cell table:formula="of:=[.B86]+[.K4]" office:value-type="float" office:value="33768.3">
            <text:p>33768,3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1</text:p>
          </table:table-cell>
          <table:table-cell office:value-type="float" office:value="43776">
            <text:p>43776</text:p>
          </table:table-cell>
          <table:table-cell table:number-columns-repeated="3"/>
          <table:table-cell office:value-type="string">
            <text:p>RANG=</text:p>
          </table:table-cell>
          <table:table-cell table:formula="of:=[.B31]-[.B86]" office:value-type="float" office:value="49473">
            <text:p>49473</text:p>
          </table:table-cell>
          <table:table-cell table:number-columns-repeated="3"/>
          <table:table-cell table:formula="of:=[.K4]+[.K5]" office:value-type="float" office:value="38715.6">
            <text:p>38715,6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2</text:p>
          </table:table-cell>
          <table:table-cell office:value-type="float" office:value="49158">
            <text:p>49158</text:p>
          </table:table-cell>
          <table:table-cell table:number-columns-repeated="3"/>
          <table:table-cell office:value-type="string">
            <text:p>Q1=</text:p>
          </table:table-cell>
          <table:table-cell table:formula="of:=QUARTILE([.B6]: [.B149]; 1)" office:value-type="float" office:value="44485.5">
            <text:p>44485,5</text:p>
          </table:table-cell>
          <table:table-cell table:number-columns-repeated="3"/>
          <table:table-cell table:formula="of:=[.K6]+[.K4]" office:value-type="float" office:value="43662.9">
            <text:p>43662,9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3</text:p>
          </table:table-cell>
          <table:table-cell office:value-type="float" office:value="62075">
            <text:p>62075</text:p>
          </table:table-cell>
          <table:table-cell table:number-columns-repeated="3"/>
          <table:table-cell office:value-type="string">
            <text:p>Q3=</text:p>
          </table:table-cell>
          <table:table-cell table:formula="of:=QUARTILE ([.B6:.B149];3)" office:value-type="float" office:value="59770.75">
            <text:p>59770,75</text:p>
          </table:table-cell>
          <table:table-cell table:number-columns-repeated="3"/>
          <table:table-cell table:formula="of:=[.K7]+[.K4]" office:value-type="float" office:value="48610.2">
            <text:p>48610,2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4</text:p>
          </table:table-cell>
          <table:table-cell office:value-type="float" office:value="54577">
            <text:p>54577</text:p>
          </table:table-cell>
          <table:table-cell table:number-columns-repeated="3"/>
          <table:table-cell office:value-type="string">
            <text:p>RIQ=</text:p>
          </table:table-cell>
          <table:table-cell table:formula="of:=[.G8]-[.G7]" office:value-type="float" office:value="15285.25">
            <text:p>15285,25</text:p>
          </table:table-cell>
          <table:table-cell table:number-columns-repeated="3"/>
          <table:table-cell table:formula="of:=[.K8]+[.K4]" office:value-type="float" office:value="53557.5">
            <text:p>53557,5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5</text:p>
          </table:table-cell>
          <table:table-cell office:value-type="float" office:value="50842">
            <text:p>50842</text:p>
          </table:table-cell>
          <table:table-cell table:number-columns-repeated="8"/>
          <table:table-cell table:formula="of:=[.K9]+[.K4]" office:value-type="float" office:value="58504.8">
            <text:p>58504,8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6</text:p>
          </table:table-cell>
          <table:table-cell office:value-type="float" office:value="53062">
            <text:p>53062</text:p>
          </table:table-cell>
          <table:table-cell table:number-columns-repeated="8"/>
          <table:table-cell table:formula="of:=[.K10]+[.K4]" office:value-type="float" office:value="63452.1">
            <text:p>63452,1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7</text:p>
          </table:table-cell>
          <table:table-cell office:value-type="float" office:value="53629">
            <text:p>53629</text:p>
          </table:table-cell>
          <table:table-cell table:number-columns-repeated="8"/>
          <table:table-cell table:formula="of:=[.K11]+[.K4]" office:value-type="float" office:value="68399.4">
            <text:p>68399,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8</text:p>
          </table:table-cell>
          <table:table-cell office:value-type="float" office:value="35358">
            <text:p>35358</text:p>
          </table:table-cell>
          <table:table-cell table:number-columns-repeated="3"/>
          <table:table-cell office:value-type="string">
            <text:p>DIAGRAMA DE CAPSA</text:p>
          </table:table-cell>
          <table:table-cell table:number-columns-repeated="4"/>
          <table:table-cell table:formula="of:=[.K12]+[.K4]" office:value-type="float" office:value="73346.7">
            <text:p>73346,7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09</text:p>
          </table:table-cell>
          <table:table-cell office:value-type="float" office:value="50015">
            <text:p>50015</text:p>
          </table:table-cell>
          <table:table-cell table:number-columns-repeated="8"/>
          <table:table-cell table:formula="of:=[.K13]+[.K4]" office:value-type="float" office:value="78294">
            <text:p>78294</text:p>
          </table:table-cell>
          <table:table-cell table:number-columns-repeated="4"/>
        </table:table-row>
        <table:table-row table:style-name="ro2">
          <table:table-cell table:style-name="ce1" office:value-type="string">
            <text:p>1987M10</text:p>
          </table:table-cell>
          <table:table-cell office:value-type="float" office:value="56136">
            <text:p>56136</text:p>
          </table:table-cell>
          <table:table-cell table:number-columns-repeated="3"/>
          <table:table-cell office:value-type="string">
            <text:p>Q1=</text:p>
          </table:table-cell>
          <table:table-cell office:value-type="float" office:value="44485.5">
            <text:p>44485,5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987M11</text:p>
          </table:table-cell>
          <table:table-cell office:value-type="float" office:value="59426">
            <text:p>59426</text:p>
          </table:table-cell>
          <table:table-cell table:number-columns-repeated="3"/>
          <table:table-cell office:value-type="string">
            <text:p>Q3=</text:p>
          </table:table-cell>
          <table:table-cell office:value-type="float" office:value="59770.75">
            <text:p>59770,75</text:p>
          </table:table-cell>
          <table:table-cell table:number-columns-repeated="8"/>
        </table:table-row>
        <table:table-row table:style-name="ro2">
          <table:table-cell table:style-name="ce1" office:value-type="string">
            <text:p>1987M12</text:p>
          </table:table-cell>
          <table:table-cell office:value-type="float" office:value="55590">
            <text:p>55590</text:p>
          </table:table-cell>
          <table:table-cell table:number-columns-repeated="3"/>
          <table:table-cell office:value-type="string">
            <text:p>Mediana=</text:p>
          </table:table-cell>
          <table:table-cell table:formula="of:=MEDIAN([.B6:.B149])" office:value-type="float" office:value="52333">
            <text:p>52333</text:p>
          </table:table-cell>
          <table:table-cell table:number-columns-repeated="8"/>
        </table:table-row>
        <table:table-row table:style-name="ro2">
          <table:table-cell office:value-type="string">
            <text:p>1988M01</text:p>
          </table:table-cell>
          <table:table-cell office:value-type="float" office:value="58031">
            <text:p>58031</text:p>
          </table:table-cell>
          <table:table-cell table:number-columns-repeated="3"/>
          <table:table-cell office:value-type="string">
            <text:p>RIQ=</text:p>
          </table:table-cell>
          <table:table-cell office:value-type="float" office:value="15285.25">
            <text:p>15285,25</text:p>
          </table:table-cell>
          <table:table-cell table:number-columns-repeated="8"/>
        </table:table-row>
        <table:table-row table:style-name="ro2">
          <table:table-cell office:value-type="string">
            <text:p>1988M02</text:p>
          </table:table-cell>
          <table:table-cell office:value-type="float" office:value="70135">
            <text:p>70135</text:p>
          </table:table-cell>
          <table:table-cell table:number-columns-repeated="3"/>
          <table:table-cell office:value-type="string">
            <text:p>LAS=</text:p>
          </table:table-cell>
          <table:table-cell table:formula="of:=[.G8]+1.5*[.G18]" office:value-type="float" office:value="82698.625">
            <text:p>82698,63</text:p>
          </table:table-cell>
          <table:table-cell table:number-columns-repeated="8"/>
        </table:table-row>
        <table:table-row table:style-name="ro2">
          <table:table-cell office:value-type="string">
            <text:p>1988M03</text:p>
          </table:table-cell>
          <table:table-cell office:value-type="float" office:value="70083">
            <text:p>70083</text:p>
          </table:table-cell>
          <table:table-cell table:number-columns-repeated="3"/>
          <table:table-cell office:value-type="string">
            <text:p>LAI=</text:p>
          </table:table-cell>
          <table:table-cell table:formula="of:=[.G15]-1.5*[.G18]" office:value-type="float" office:value="21557.625">
            <text:p>21557,63</text:p>
          </table:table-cell>
          <table:table-cell table:number-columns-repeated="8"/>
        </table:table-row>
        <table:table-row table:style-name="ro2">
          <table:table-cell office:value-type="string">
            <text:p>1988M04</text:p>
          </table:table-cell>
          <table:table-cell office:value-type="float" office:value="64514">
            <text:p>64514</text:p>
          </table:table-cell>
          <table:table-cell table:number-columns-repeated="3"/>
          <table:table-cell office:value-type="string">
            <text:p>LES=</text:p>
          </table:table-cell>
          <table:table-cell table:formula="of:=[.G16]+3*[.G18]" office:value-type="float" office:value="105626.5">
            <text:p>105626,5</text:p>
          </table:table-cell>
          <table:table-cell table:number-columns-repeated="8"/>
        </table:table-row>
        <table:table-row table:style-name="ro2">
          <table:table-cell office:value-type="string">
            <text:p>1988M05</text:p>
          </table:table-cell>
          <table:table-cell office:value-type="float" office:value="58095">
            <text:p>58095</text:p>
          </table:table-cell>
          <table:table-cell table:number-columns-repeated="3"/>
          <table:table-cell office:value-type="string">
            <text:p>LEI=</text:p>
          </table:table-cell>
          <table:table-cell table:formula="of:=[.G15]-3*[.G18]" office:value-type="float" office:value="-1370.25">
            <text:p>-1370,25</text:p>
          </table:table-cell>
          <table:table-cell table:number-columns-repeated="8"/>
        </table:table-row>
        <table:table-row table:style-name="ro2">
          <table:table-cell office:value-type="string">
            <text:p>1988M06</text:p>
          </table:table-cell>
          <table:table-cell office:value-type="float" office:value="64337">
            <text:p>64337</text:p>
          </table:table-cell>
          <table:table-cell table:number-columns-repeated="3"/>
          <table:table-cell office:value-type="string">
            <text:p>Atipics=</text:p>
          </table:table-cell>
          <table:table-cell office:value-type="string">
            <text:p>no </text:p>
          </table:table-cell>
          <table:table-cell table:number-columns-repeated="8"/>
        </table:table-row>
        <table:table-row table:style-name="ro2">
          <table:table-cell office:value-type="string">
            <text:p>1988M07</text:p>
          </table:table-cell>
          <table:table-cell office:value-type="float" office:value="53756">
            <text:p>53756</text:p>
          </table:table-cell>
          <table:table-cell table:number-columns-repeated="13"/>
        </table:table-row>
        <table:table-row table:style-name="ro2">
          <table:table-cell office:value-type="string">
            <text:p>1988M08</text:p>
          </table:table-cell>
          <table:table-cell office:value-type="float" office:value="48338">
            <text:p>48338</text:p>
          </table:table-cell>
          <table:table-cell table:number-columns-repeated="5"/>
          <table:table-cell table:style-name="ce4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m</text:p>
          </table:table-cell>
          <table:table-cell table:style-name="ce4" office:value-type="string">
            <text:p>f</text:p>
          </table:table-cell>
          <table:table-cell table:style-name="ce4" office:value-type="string">
            <text:p>p</text:p>
          </table:table-cell>
          <table:table-cell table:style-name="ce4" office:value-type="string">
            <text:p>F</text:p>
          </table:table-cell>
          <table:table-cell table:style-name="ce4" office:value-type="string">
            <text:p>P</text:p>
          </table:table-cell>
          <table:table-cell/>
        </table:table-row>
        <table:table-row table:style-name="ro4">
          <table:table-cell office:value-type="string">
            <text:p>1988M09</text:p>
          </table:table-cell>
          <table:table-cell office:value-type="float" office:value="52539">
            <text:p>52539</text:p>
          </table:table-cell>
          <table:table-cell table:number-columns-repeated="2"/>
          <table:table-cell table:style-name="ce3"/>
          <table:table-cell office:value-type="string">
            <text:p>[28821-33768,3)</text:p>
          </table:table-cell>
          <table:table-cell/>
          <table:table-cell table:number-columns-repeated="2" office:value-type="float" office:value="7">
            <text:p>7</text:p>
          </table:table-cell>
          <table:table-cell table:formula="of:=(28821+33768.3)/2" office:value-type="float" office:value="31294.65">
            <text:p>31294,65</text:p>
          </table:table-cell>
          <table:table-cell table:formula="of:=[.H26]/[.H36]" office:value-type="float" office:value="0.0486111111111111">
            <text:p>0,05</text:p>
          </table:table-cell>
          <table:table-cell table:formula="of:=[.K26]*100" office:value-type="float" office:value="4.86111111111111">
            <text:p>4,86</text:p>
          </table:table-cell>
          <table:table-cell table:formula="of:=[.I26]/[.I35]" office:value-type="float" office:value="0.0486111111111111">
            <text:p>0,05</text:p>
          </table:table-cell>
          <table:table-cell table:formula="of:=[.M26]*100" office:value-type="float" office:value="4.86111111111111">
            <text:p>4,86</text:p>
          </table:table-cell>
          <table:table-cell table:style-name="ce5" table:formula="of:=([.J26]-[.$F$37])^2" office:value-type="float" office:value="443539605.7444">
            <text:p>443539605,74</text:p>
          </table:table-cell>
        </table:table-row>
        <table:table-row table:style-name="ro2">
          <table:table-cell office:value-type="string">
            <text:p>1988M10</text:p>
          </table:table-cell>
          <table:table-cell office:value-type="float" office:value="59751">
            <text:p>59751</text:p>
          </table:table-cell>
          <table:table-cell table:number-columns-repeated="3"/>
          <table:table-cell office:value-type="string">
            <text:p>[33768,3-38715,6)</text:p>
          </table:table-cell>
          <table:table-cell/>
          <table:table-cell office:value-type="float" office:value="10">
            <text:p>10</text:p>
          </table:table-cell>
          <table:table-cell table:formula="of:=[.H26]+[.H27]" office:value-type="float" office:value="17">
            <text:p>17</text:p>
          </table:table-cell>
          <table:table-cell table:formula="of:=(33768.3+38715.6)/2" office:value-type="float" office:value="36241.95">
            <text:p>36241,95</text:p>
          </table:table-cell>
          <table:table-cell table:formula="of:=[.H27]/[.H36]" office:value-type="float" office:value="0.0694444444444444">
            <text:p>0,07</text:p>
          </table:table-cell>
          <table:table-cell table:formula="of:=[.K27]*100" office:value-type="float" office:value="6.94444444444444">
            <text:p>6,94</text:p>
          </table:table-cell>
          <table:table-cell table:formula="of:=[.I27]/[.I35]" office:value-type="float" office:value="0.118055555555556">
            <text:p>0,12</text:p>
          </table:table-cell>
          <table:table-cell table:formula="of:=[.M27]*100" office:value-type="float" office:value="11.8055555555556">
            <text:p>11,81</text:p>
          </table:table-cell>
          <table:table-cell table:style-name="ce5" table:formula="of:=([.J27]-[.$F$37])^2" office:value-type="float" office:value="259631347.0864">
            <text:p>259631347,09</text:p>
          </table:table-cell>
        </table:table-row>
        <table:table-row table:style-name="ro2">
          <table:table-cell office:value-type="string">
            <text:p>1988M11</text:p>
          </table:table-cell>
          <table:table-cell office:value-type="float" office:value="68990">
            <text:p>68990</text:p>
          </table:table-cell>
          <table:table-cell table:number-columns-repeated="3"/>
          <table:table-cell office:value-type="string">
            <text:p>[38715,6-43662,9)</text:p>
          </table:table-cell>
          <table:table-cell/>
          <table:table-cell office:value-type="float" office:value="17">
            <text:p>17</text:p>
          </table:table-cell>
          <table:table-cell table:formula="of:=[.H26]+[.H27]+[.H28]" office:value-type="float" office:value="34">
            <text:p>34</text:p>
          </table:table-cell>
          <table:table-cell table:formula="of:=(38715.6+43662.9)/2" office:value-type="float" office:value="41189.25">
            <text:p>41189,25</text:p>
          </table:table-cell>
          <table:table-cell table:formula="of:=[.H28]/[.H36]" office:value-type="float" office:value="0.118055555555556">
            <text:p>0,12</text:p>
          </table:table-cell>
          <table:table-cell table:formula="of:=[.K28]*100" office:value-type="float" office:value="11.8055555555556">
            <text:p>11,81</text:p>
          </table:table-cell>
          <table:table-cell table:formula="of:=[.I28]/[.I35]" office:value-type="float" office:value="0.236111111111111">
            <text:p>0,24</text:p>
          </table:table-cell>
          <table:table-cell table:formula="of:=[.M28]*100" office:value-type="float" office:value="23.6111111111111">
            <text:p>23,61</text:p>
          </table:table-cell>
          <table:table-cell table:style-name="ce5" table:formula="of:=([.J28]-[.$F$37])^2" office:value-type="float" office:value="124674643.0084">
            <text:p>124674643,01</text:p>
          </table:table-cell>
        </table:table-row>
        <table:table-row table:style-name="ro2">
          <table:table-cell office:value-type="string">
            <text:p>1988M12</text:p>
          </table:table-cell>
          <table:table-cell office:value-type="float" office:value="57943">
            <text:p>57943</text:p>
          </table:table-cell>
          <table:table-cell table:number-columns-repeated="3"/>
          <table:table-cell office:value-type="string">
            <text:p>[43662,9-48610,2)</text:p>
          </table:table-cell>
          <table:table-cell/>
          <table:table-cell office:value-type="float" office:value="18">
            <text:p>18</text:p>
          </table:table-cell>
          <table:table-cell table:formula="of:=[.H26]+[.H27]+[.H28]+[.H29]" office:value-type="float" office:value="52">
            <text:p>52</text:p>
          </table:table-cell>
          <table:table-cell table:formula="of:=(43662.9+48610.2)/2" office:value-type="float" office:value="46136.55">
            <text:p>46136,55</text:p>
          </table:table-cell>
          <table:table-cell table:formula="of:=[.H29]/[.H36]" office:value-type="float" office:value="0.125">
            <text:p>0,13</text:p>
          </table:table-cell>
          <table:table-cell table:formula="of:=[.K29]*100" office:value-type="float" office:value="12.5">
            <text:p>12,5</text:p>
          </table:table-cell>
          <table:table-cell table:formula="of:=[.I29]/[.I35]" office:value-type="float" office:value="0.361111111111111">
            <text:p>0,36</text:p>
          </table:table-cell>
          <table:table-cell table:formula="of:=[.M29]*100" office:value-type="float" office:value="36.1111111111111">
            <text:p>36,11</text:p>
          </table:table-cell>
          <table:table-cell table:style-name="ce5" table:formula="of:=([.J29]-[.$F$37])^2" office:value-type="float" office:value="38669493.5104">
            <text:p>38669493,51</text:p>
          </table:table-cell>
        </table:table-row>
        <table:table-row table:style-name="ro2">
          <table:table-cell office:value-type="string">
            <text:p>1989M01</text:p>
          </table:table-cell>
          <table:table-cell office:value-type="float" office:value="64813">
            <text:p>64813</text:p>
          </table:table-cell>
          <table:table-cell table:number-columns-repeated="3"/>
          <table:table-cell office:value-type="string">
            <text:p>[48610,2-53557,5)</text:p>
          </table:table-cell>
          <table:table-cell/>
          <table:table-cell office:value-type="float" office:value="27">
            <text:p>27</text:p>
          </table:table-cell>
          <table:table-cell table:formula="of:=[.H26]+[.H27]+[.H28]+[.H29]+[.H30]" office:value-type="float" office:value="79">
            <text:p>79</text:p>
          </table:table-cell>
          <table:table-cell table:formula="of:=(48610.2+53557.5)/2" office:value-type="float" office:value="51083.85">
            <text:p>51083,85</text:p>
          </table:table-cell>
          <table:table-cell table:formula="of:=[.H30]/[.H36]" office:value-type="float" office:value="0.1875">
            <text:p>0,19</text:p>
          </table:table-cell>
          <table:table-cell table:formula="of:=[.K30]*100" office:value-type="float" office:value="18.75">
            <text:p>18,75</text:p>
          </table:table-cell>
          <table:table-cell table:formula="of:=[.I30]/[.I35]" office:value-type="float" office:value="0.548611111111111">
            <text:p>0,55</text:p>
          </table:table-cell>
          <table:table-cell table:formula="of:=[.M30]*100" office:value-type="float" office:value="54.8611111111111">
            <text:p>54,86</text:p>
          </table:table-cell>
          <table:table-cell table:style-name="ce5" table:formula="of:=([.J30]-[.$F$37])^2" office:value-type="float" office:value="1615898.5924">
            <text:p>1615898,59</text:p>
          </table:table-cell>
        </table:table-row>
        <table:table-row table:style-name="ro2">
          <table:table-cell office:value-type="string">
            <text:p>1989M02</text:p>
          </table:table-cell>
          <table:table-cell office:value-type="float" office:value="78294">
            <text:p>78294</text:p>
          </table:table-cell>
          <table:table-cell table:number-columns-repeated="3"/>
          <table:table-cell office:value-type="string">
            <text:p>[53557,5-58504,8)</text:p>
          </table:table-cell>
          <table:table-cell/>
          <table:table-cell office:value-type="float" office:value="25">
            <text:p>25</text:p>
          </table:table-cell>
          <table:table-cell table:formula="of:=[.I30]+[.H31]" office:value-type="float" office:value="104">
            <text:p>104</text:p>
          </table:table-cell>
          <table:table-cell table:formula="of:=(53557.5+58504.8)/2" office:value-type="float" office:value="56031.15">
            <text:p>56031,15</text:p>
          </table:table-cell>
          <table:table-cell table:formula="of:=[.H31]/[.H36]" office:value-type="float" office:value="0.173611111111111">
            <text:p>0,17</text:p>
          </table:table-cell>
          <table:table-cell table:formula="of:=[.K31]*100" office:value-type="float" office:value="17.3611111111111">
            <text:p>17,36</text:p>
          </table:table-cell>
          <table:table-cell table:formula="of:=[.I31]/[.I35]" office:value-type="float" office:value="0.722222222222222">
            <text:p>0,72</text:p>
          </table:table-cell>
          <table:table-cell table:formula="of:=[.M31]*100" office:value-type="float" office:value="72.2222222222222">
            <text:p>72,22</text:p>
          </table:table-cell>
          <table:table-cell table:style-name="ce5" table:formula="of:=([.J31]-[.$F$37])^2" office:value-type="float" office:value="13513858.2544">
            <text:p>13513858,25</text:p>
          </table:table-cell>
        </table:table-row>
        <table:table-row table:style-name="ro2">
          <table:table-cell office:value-type="string">
            <text:p>1989M03</text:p>
          </table:table-cell>
          <table:table-cell office:value-type="float" office:value="74389">
            <text:p>74389</text:p>
          </table:table-cell>
          <table:table-cell table:number-columns-repeated="3"/>
          <table:table-cell office:value-type="string">
            <text:p>[58504,8-63452,1)</text:p>
          </table:table-cell>
          <table:table-cell/>
          <table:table-cell office:value-type="float" office:value="15">
            <text:p>15</text:p>
          </table:table-cell>
          <table:table-cell table:formula="of:=[.I31]+[.H32]" office:value-type="float" office:value="119">
            <text:p>119</text:p>
          </table:table-cell>
          <table:table-cell table:formula="of:=(58504.8+63452.1)/2" office:value-type="float" office:value="60978.45">
            <text:p>60978,45</text:p>
          </table:table-cell>
          <table:table-cell table:formula="of:=[.H32]/[.H36]" office:value-type="float" office:value="0.104166666666667">
            <text:p>0,1</text:p>
          </table:table-cell>
          <table:table-cell table:formula="of:=[.K32]*100" office:value-type="float" office:value="10.4166666666667">
            <text:p>10,42</text:p>
          </table:table-cell>
          <table:table-cell table:formula="of:=[.I32]/[.I35]" office:value-type="float" office:value="0.826388888888889">
            <text:p>0,83</text:p>
          </table:table-cell>
          <table:table-cell table:formula="of:=[.M32]*100" office:value-type="float" office:value="82.6388888888889">
            <text:p>82,64</text:p>
          </table:table-cell>
          <table:table-cell table:style-name="ce5" table:formula="of:=([.J32]-[.$F$37])^2" office:value-type="float" office:value="74363372.4964">
            <text:p>74363372,5</text:p>
          </table:table-cell>
        </table:table-row>
        <table:table-row table:style-name="ro2">
          <table:table-cell office:value-type="string">
            <text:p>1989M04</text:p>
          </table:table-cell>
          <table:table-cell office:value-type="float" office:value="70174">
            <text:p>70174</text:p>
          </table:table-cell>
          <table:table-cell table:number-columns-repeated="3"/>
          <table:table-cell office:value-type="string">
            <text:p>[63452,1-68399,4)</text:p>
          </table:table-cell>
          <table:table-cell/>
          <table:table-cell office:value-type="float" office:value="13">
            <text:p>13</text:p>
          </table:table-cell>
          <table:table-cell table:formula="of:=[.I32]+[.H33]" office:value-type="float" office:value="132">
            <text:p>132</text:p>
          </table:table-cell>
          <table:table-cell table:formula="of:=(63452.1+68399.4)/2" office:value-type="float" office:value="65925.75">
            <text:p>65925,75</text:p>
          </table:table-cell>
          <table:table-cell table:formula="of:=[.H33]/[.H36]" office:value-type="float" office:value="0.0902777777777778">
            <text:p>0,09</text:p>
          </table:table-cell>
          <table:table-cell table:formula="of:=[.K33]*100" office:value-type="float" office:value="9.02777777777778">
            <text:p>9,03</text:p>
          </table:table-cell>
          <table:table-cell table:formula="of:=[.I33]/[.I35]" office:value-type="float" office:value="0.916666666666667">
            <text:p>0,92</text:p>
          </table:table-cell>
          <table:table-cell table:formula="of:=[.M33]*100" office:value-type="float" office:value="91.6666666666667">
            <text:p>91,67</text:p>
          </table:table-cell>
          <table:table-cell table:style-name="ce5" table:formula="of:=([.J33]-[.$F$37])^2" office:value-type="float" office:value="184164441.3184">
            <text:p>184164441,32</text:p>
          </table:table-cell>
        </table:table-row>
        <table:table-row table:style-name="ro2">
          <table:table-cell office:value-type="string">
            <text:p>1989M05</text:p>
          </table:table-cell>
          <table:table-cell office:value-type="float" office:value="75727">
            <text:p>75727</text:p>
          </table:table-cell>
          <table:table-cell table:number-columns-repeated="3"/>
          <table:table-cell office:value-type="string">
            <text:p>[68399,4-73346,7)</text:p>
          </table:table-cell>
          <table:table-cell/>
          <table:table-cell office:value-type="float" office:value="7">
            <text:p>7</text:p>
          </table:table-cell>
          <table:table-cell table:formula="of:=[.I33]+[.H34]" office:value-type="float" office:value="139">
            <text:p>139</text:p>
          </table:table-cell>
          <table:table-cell table:formula="of:=(68399.4+73346.7)/2" office:value-type="float" office:value="70873.05">
            <text:p>70873,05</text:p>
          </table:table-cell>
          <table:table-cell table:formula="of:=[.H34]/[.H36]" office:value-type="float" office:value="0.0486111111111111">
            <text:p>0,05</text:p>
          </table:table-cell>
          <table:table-cell table:formula="of:=[.K34]*100" office:value-type="float" office:value="4.86111111111111">
            <text:p>4,86</text:p>
          </table:table-cell>
          <table:table-cell table:formula="of:=[.I34]/[.I35]" office:value-type="float" office:value="0.965277777777778">
            <text:p>0,97</text:p>
          </table:table-cell>
          <table:table-cell table:formula="of:=[.M34]*100" office:value-type="float" office:value="96.5277777777778">
            <text:p>96,53</text:p>
          </table:table-cell>
          <table:table-cell table:style-name="ce5" table:formula="of:=([.J34]-[.$F$37])^2" office:value-type="float" office:value="342917064.7204">
            <text:p>342917064,72</text:p>
          </table:table-cell>
        </table:table-row>
        <table:table-row table:style-name="ro2">
          <table:table-cell office:value-type="string">
            <text:p>1989M06</text:p>
          </table:table-cell>
          <table:table-cell office:value-type="float" office:value="60395">
            <text:p>60395</text:p>
          </table:table-cell>
          <table:table-cell table:number-columns-repeated="3"/>
          <table:table-cell office:value-type="string">
            <text:p>[73346,7-78294]</text:p>
          </table:table-cell>
          <table:table-cell/>
          <table:table-cell office:value-type="float" office:value="5">
            <text:p>5</text:p>
          </table:table-cell>
          <table:table-cell table:formula="of:=[.I34]+[.H35]" office:value-type="float" office:value="144">
            <text:p>144</text:p>
          </table:table-cell>
          <table:table-cell table:formula="of:=(73346.7+78294)/2" office:value-type="float" office:value="75820.35">
            <text:p>75820,35</text:p>
          </table:table-cell>
          <table:table-cell table:formula="of:=[.H35]/[.H36]" office:value-type="float" office:value="0.0347222222222222">
            <text:p>0,03</text:p>
          </table:table-cell>
          <table:table-cell table:formula="of:=[.K35]*100" office:value-type="float" office:value="3.47222222222222">
            <text:p>3,47</text:p>
          </table:table-cell>
          <table:table-cell table:formula="of:=[.I35]/[.I35]" office:value-type="float" office:value="1">
            <text:p>1</text:p>
          </table:table-cell>
          <table:table-cell table:formula="of:=[.M35]*100" office:value-type="float" office:value="100">
            <text:p>100</text:p>
          </table:table-cell>
          <table:table-cell table:style-name="ce5" table:formula="of:=([.J35]-[.$F$37])^2" office:value-type="float" office:value="550621242.7024">
            <text:p>550621242,7</text:p>
          </table:table-cell>
        </table:table-row>
        <table:table-row table:style-name="ro2">
          <table:table-cell office:value-type="string">
            <text:p>1989M07</text:p>
          </table:table-cell>
          <table:table-cell office:value-type="float" office:value="53902">
            <text:p>53902</text:p>
          </table:table-cell>
          <table:table-cell table:number-columns-repeated="5"/>
          <table:table-cell table:formula="of:=SUM([.H26:.H35])" office:value-type="float" office:value="144">
            <text:p>144</text:p>
          </table:table-cell>
          <table:table-cell table:number-columns-repeated="7"/>
        </table:table-row>
        <table:table-row table:style-name="ro2">
          <table:table-cell office:value-type="string">
            <text:p>1989M08</text:p>
          </table:table-cell>
          <table:table-cell office:value-type="float" office:value="49754">
            <text:p>49754</text:p>
          </table:table-cell>
          <table:table-cell table:number-columns-repeated="3"/>
          <table:table-cell office:value-type="float" office:value="52355.03">
            <text:p>52355,03</text:p>
          </table:table-cell>
          <table:table-cell table:number-columns-repeated="9"/>
        </table:table-row>
        <table:table-row table:style-name="ro2">
          <table:table-cell office:value-type="string">
            <text:p>1989M09</text:p>
          </table:table-cell>
          <table:table-cell office:value-type="float" office:value="51122">
            <text:p>51122</text:p>
          </table:table-cell>
          <table:table-cell table:number-columns-repeated="4"/>
          <table:table-cell>
            <draw:frame table:end-cell-address="Hoja1.O62" table:end-x="1.701cm" table:end-y="0.159cm" draw:z-index="0" draw:style-name="gr1" svg:width="19.209cm" svg:height="10.76cm" svg:x="0.106cm" svg:y="0.238cm">
              <draw:object draw:notify-on-update-of-ranges="Hoja1.F26:Hoja1.F35 Hoja1.H26:Hoja1.H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office:value-type="string">
            <text:p>1989M10</text:p>
          </table:table-cell>
          <table:table-cell office:value-type="float" office:value="64959">
            <text:p>64959</text:p>
          </table:table-cell>
          <table:table-cell table:number-columns-repeated="2"/>
          <table:table-cell office:value-type="string">
            <text:p>VAR=</text:p>
          </table:table-cell>
          <table:table-cell table:formula="of:=SUMPRODUCT([.J26:.J35];[.O26:.O35])/ SUM([.J26:.J35])" office:value-type="float" office:value="212438321.700604">
            <text:p>212438321,7</text:p>
          </table:table-cell>
          <table:table-cell table:number-columns-repeated="9"/>
        </table:table-row>
        <table:table-row table:style-name="ro2">
          <table:table-cell office:value-type="string">
            <text:p>1989M11</text:p>
          </table:table-cell>
          <table:table-cell office:value-type="float" office:value="64147">
            <text:p>64147</text:p>
          </table:table-cell>
          <table:table-cell table:number-columns-repeated="13"/>
        </table:table-row>
        <table:table-row table:style-name="ro2">
          <table:table-cell office:value-type="string">
            <text:p>1989M12</text:p>
          </table:table-cell>
          <table:table-cell office:value-type="float" office:value="54995">
            <text:p>54995</text:p>
          </table:table-cell>
          <table:table-cell table:number-columns-repeated="13"/>
        </table:table-row>
        <table:table-row table:style-name="ro2">
          <table:table-cell office:value-type="string">
            <text:p>1990M01</text:p>
          </table:table-cell>
          <table:table-cell office:value-type="float" office:value="57981">
            <text:p>57981</text:p>
          </table:table-cell>
          <table:table-cell table:number-columns-repeated="13"/>
        </table:table-row>
        <table:table-row table:style-name="ro2">
          <table:table-cell office:value-type="string">
            <text:p>1990M02</text:p>
          </table:table-cell>
          <table:table-cell office:value-type="float" office:value="69242">
            <text:p>69242</text:p>
          </table:table-cell>
          <table:table-cell table:number-columns-repeated="13"/>
        </table:table-row>
        <table:table-row table:style-name="ro2">
          <table:table-cell office:value-type="string">
            <text:p>1990M03</text:p>
          </table:table-cell>
          <table:table-cell office:value-type="float" office:value="77322">
            <text:p>77322</text:p>
          </table:table-cell>
          <table:table-cell table:number-columns-repeated="13"/>
        </table:table-row>
        <table:table-row table:style-name="ro2">
          <table:table-cell office:value-type="string">
            <text:p>1990M04</text:p>
          </table:table-cell>
          <table:table-cell office:value-type="float" office:value="60540">
            <text:p>60540</text:p>
          </table:table-cell>
          <table:table-cell table:number-columns-repeated="13"/>
        </table:table-row>
        <table:table-row table:style-name="ro2">
          <table:table-cell office:value-type="string">
            <text:p>1990M05</text:p>
          </table:table-cell>
          <table:table-cell office:value-type="float" office:value="75544">
            <text:p>75544</text:p>
          </table:table-cell>
          <table:table-cell table:number-columns-repeated="13"/>
        </table:table-row>
        <table:table-row table:style-name="ro2">
          <table:table-cell office:value-type="string">
            <text:p>1990M06</text:p>
          </table:table-cell>
          <table:table-cell office:value-type="float" office:value="63537">
            <text:p>63537</text:p>
          </table:table-cell>
          <table:table-cell table:number-columns-repeated="13"/>
        </table:table-row>
        <table:table-row table:style-name="ro2">
          <table:table-cell office:value-type="string">
            <text:p>1990M07</text:p>
          </table:table-cell>
          <table:table-cell office:value-type="float" office:value="55127">
            <text:p>55127</text:p>
          </table:table-cell>
          <table:table-cell table:number-columns-repeated="13"/>
        </table:table-row>
        <table:table-row table:style-name="ro2">
          <table:table-cell office:value-type="string">
            <text:p>1990M08</text:p>
          </table:table-cell>
          <table:table-cell office:value-type="float" office:value="46295">
            <text:p>46295</text:p>
          </table:table-cell>
          <table:table-cell table:number-columns-repeated="13"/>
        </table:table-row>
        <table:table-row table:style-name="ro2">
          <table:table-cell office:value-type="string">
            <text:p>1990M09</text:p>
          </table:table-cell>
          <table:table-cell office:value-type="float" office:value="51155">
            <text:p>51155</text:p>
          </table:table-cell>
          <table:table-cell table:number-columns-repeated="13"/>
        </table:table-row>
        <table:table-row table:style-name="ro2">
          <table:table-cell office:value-type="string">
            <text:p>1990M10</text:p>
          </table:table-cell>
          <table:table-cell office:value-type="float" office:value="52085">
            <text:p>52085</text:p>
          </table:table-cell>
          <table:table-cell table:number-columns-repeated="13"/>
        </table:table-row>
        <table:table-row table:style-name="ro2">
          <table:table-cell office:value-type="string">
            <text:p>1990M11</text:p>
          </table:table-cell>
          <table:table-cell office:value-type="float" office:value="61761">
            <text:p>61761</text:p>
          </table:table-cell>
          <table:table-cell table:number-columns-repeated="13"/>
        </table:table-row>
        <table:table-row table:style-name="ro2">
          <table:table-cell office:value-type="string">
            <text:p>1990M12</text:p>
          </table:table-cell>
          <table:table-cell office:value-type="float" office:value="43248">
            <text:p>43248</text:p>
          </table:table-cell>
          <table:table-cell table:number-columns-repeated="13"/>
        </table:table-row>
        <table:table-row table:style-name="ro2">
          <table:table-cell office:value-type="string">
            <text:p>1991M01</text:p>
          </table:table-cell>
          <table:table-cell office:value-type="float" office:value="58669">
            <text:p>58669</text:p>
          </table:table-cell>
          <table:table-cell table:number-columns-repeated="13"/>
        </table:table-row>
        <table:table-row table:style-name="ro2">
          <table:table-cell office:value-type="string">
            <text:p>1991M02</text:p>
          </table:table-cell>
          <table:table-cell office:value-type="float" office:value="51559">
            <text:p>51559</text:p>
          </table:table-cell>
          <table:table-cell table:number-columns-repeated="13"/>
        </table:table-row>
        <table:table-row table:style-name="ro2">
          <table:table-cell office:value-type="string">
            <text:p>1991M03</text:p>
          </table:table-cell>
          <table:table-cell office:value-type="float" office:value="52356">
            <text:p>52356</text:p>
          </table:table-cell>
          <table:table-cell table:number-columns-repeated="13"/>
        </table:table-row>
        <table:table-row table:style-name="ro2">
          <table:table-cell office:value-type="string">
            <text:p>1991M04</text:p>
          </table:table-cell>
          <table:table-cell office:value-type="float" office:value="65125">
            <text:p>65125</text:p>
          </table:table-cell>
          <table:table-cell table:number-columns-repeated="13"/>
        </table:table-row>
        <table:table-row table:style-name="ro2">
          <table:table-cell office:value-type="string">
            <text:p>1991M05</text:p>
          </table:table-cell>
          <table:table-cell office:value-type="float" office:value="64398">
            <text:p>64398</text:p>
          </table:table-cell>
          <table:table-cell table:number-columns-repeated="13"/>
        </table:table-row>
        <table:table-row table:style-name="ro2">
          <table:table-cell office:value-type="string">
            <text:p>1991M06</text:p>
          </table:table-cell>
          <table:table-cell office:value-type="float" office:value="53626">
            <text:p>53626</text:p>
          </table:table-cell>
          <table:table-cell table:number-columns-repeated="13"/>
        </table:table-row>
        <table:table-row table:style-name="ro2">
          <table:table-cell office:value-type="string">
            <text:p>1991M07</text:p>
          </table:table-cell>
          <table:table-cell office:value-type="float" office:value="58091">
            <text:p>58091</text:p>
          </table:table-cell>
          <table:table-cell table:number-columns-repeated="13"/>
        </table:table-row>
        <table:table-row table:style-name="ro2">
          <table:table-cell office:value-type="string">
            <text:p>1991M08</text:p>
          </table:table-cell>
          <table:table-cell office:value-type="float" office:value="29795">
            <text:p>29795</text:p>
          </table:table-cell>
          <table:table-cell table:number-columns-repeated="13"/>
        </table:table-row>
        <table:table-row table:style-name="ro2">
          <table:table-cell office:value-type="string">
            <text:p>1991M09</text:p>
          </table:table-cell>
          <table:table-cell office:value-type="float" office:value="42792">
            <text:p>42792</text:p>
          </table:table-cell>
          <table:table-cell table:number-columns-repeated="13"/>
        </table:table-row>
        <table:table-row table:style-name="ro2">
          <table:table-cell office:value-type="string">
            <text:p>1991M10</text:p>
          </table:table-cell>
          <table:table-cell office:value-type="float" office:value="50682">
            <text:p>50682</text:p>
          </table:table-cell>
          <table:table-cell table:number-columns-repeated="13"/>
        </table:table-row>
        <table:table-row table:style-name="ro2">
          <table:table-cell office:value-type="string">
            <text:p>1991M11</text:p>
          </table:table-cell>
          <table:table-cell office:value-type="float" office:value="44100">
            <text:p>44100</text:p>
          </table:table-cell>
          <table:table-cell table:number-columns-repeated="4"/>
          <table:table-cell>
            <draw:frame table:end-cell-address="Hoja1.M80" table:end-x="2.064cm" table:end-y="0.449cm" draw:z-index="1" draw:style-name="gr1" svg:width="14.999cm" svg:height="7.651cm" svg:x="0.162cm" svg:y="0.024cm">
              <draw:object draw:notify-on-update-of-ranges="Hoja1.F27:Hoja1.F35 Hoja1.N26:Hoja1.N3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office:value-type="string">
            <text:p>1991M12</text:p>
          </table:table-cell>
          <table:table-cell office:value-type="float" office:value="42680">
            <text:p>42680</text:p>
          </table:table-cell>
          <table:table-cell table:number-columns-repeated="13"/>
        </table:table-row>
        <table:table-row table:style-name="ro2">
          <table:table-cell office:value-type="string">
            <text:p>1992M01</text:p>
          </table:table-cell>
          <table:table-cell office:value-type="float" office:value="40137">
            <text:p>40137</text:p>
          </table:table-cell>
          <table:table-cell table:number-columns-repeated="13"/>
        </table:table-row>
        <table:table-row table:style-name="ro2">
          <table:table-cell office:value-type="string">
            <text:p>1992M02</text:p>
          </table:table-cell>
          <table:table-cell office:value-type="float" office:value="50294">
            <text:p>50294</text:p>
          </table:table-cell>
          <table:table-cell table:number-columns-repeated="13"/>
        </table:table-row>
        <table:table-row table:style-name="ro2">
          <table:table-cell office:value-type="string">
            <text:p>1992M03</text:p>
          </table:table-cell>
          <table:table-cell office:value-type="float" office:value="57484">
            <text:p>57484</text:p>
          </table:table-cell>
          <table:table-cell table:number-columns-repeated="13"/>
        </table:table-row>
        <table:table-row table:style-name="ro2">
          <table:table-cell office:value-type="string">
            <text:p>1992M04</text:p>
          </table:table-cell>
          <table:table-cell office:value-type="float" office:value="44614">
            <text:p>44614</text:p>
          </table:table-cell>
          <table:table-cell table:number-columns-repeated="13"/>
        </table:table-row>
        <table:table-row table:style-name="ro2">
          <table:table-cell office:value-type="string">
            <text:p>1992M05</text:p>
          </table:table-cell>
          <table:table-cell office:value-type="float" office:value="47116">
            <text:p>47116</text:p>
          </table:table-cell>
          <table:table-cell table:number-columns-repeated="13"/>
        </table:table-row>
        <table:table-row table:style-name="ro2">
          <table:table-cell office:value-type="string">
            <text:p>1992M06</text:p>
          </table:table-cell>
          <table:table-cell office:value-type="float" office:value="46739">
            <text:p>46739</text:p>
          </table:table-cell>
          <table:table-cell table:number-columns-repeated="13"/>
        </table:table-row>
        <table:table-row table:style-name="ro2">
          <table:table-cell office:value-type="string">
            <text:p>1992M07</text:p>
          </table:table-cell>
          <table:table-cell office:value-type="float" office:value="44785">
            <text:p>44785</text:p>
          </table:table-cell>
          <table:table-cell table:number-columns-repeated="13"/>
        </table:table-row>
        <table:table-row table:style-name="ro2">
          <table:table-cell office:value-type="string">
            <text:p>1992M08</text:p>
          </table:table-cell>
          <table:table-cell office:value-type="float" office:value="31553">
            <text:p>31553</text:p>
          </table:table-cell>
          <table:table-cell table:number-columns-repeated="13"/>
        </table:table-row>
        <table:table-row table:style-name="ro2">
          <table:table-cell office:value-type="string">
            <text:p>1992M09</text:p>
          </table:table-cell>
          <table:table-cell office:value-type="float" office:value="38840">
            <text:p>38840</text:p>
          </table:table-cell>
          <table:table-cell table:number-columns-repeated="13"/>
        </table:table-row>
        <table:table-row table:style-name="ro2">
          <table:table-cell office:value-type="string">
            <text:p>1992M10</text:p>
          </table:table-cell>
          <table:table-cell office:value-type="float" office:value="38337">
            <text:p>38337</text:p>
          </table:table-cell>
          <table:table-cell table:number-columns-repeated="13"/>
        </table:table-row>
        <table:table-row table:style-name="ro2">
          <table:table-cell office:value-type="string">
            <text:p>1992M11</text:p>
          </table:table-cell>
          <table:table-cell office:value-type="float" office:value="45258">
            <text:p>45258</text:p>
          </table:table-cell>
          <table:table-cell table:number-columns-repeated="13"/>
        </table:table-row>
        <table:table-row table:style-name="ro2">
          <table:table-cell office:value-type="string">
            <text:p>1992M12</text:p>
          </table:table-cell>
          <table:table-cell office:value-type="float" office:value="35934">
            <text:p>35934</text:p>
          </table:table-cell>
          <table:table-cell table:number-columns-repeated="13"/>
        </table:table-row>
        <table:table-row table:style-name="ro2">
          <table:table-cell office:value-type="string">
            <text:p>1993M01</text:p>
          </table:table-cell>
          <table:table-cell office:value-type="float" office:value="38987">
            <text:p>38987</text:p>
          </table:table-cell>
          <table:table-cell table:number-columns-repeated="13"/>
        </table:table-row>
        <table:table-row table:style-name="ro2">
          <table:table-cell office:value-type="string">
            <text:p>1993M02</text:p>
          </table:table-cell>
          <table:table-cell office:value-type="float" office:value="41203">
            <text:p>41203</text:p>
          </table:table-cell>
          <table:table-cell table:number-columns-repeated="13"/>
        </table:table-row>
        <table:table-row table:style-name="ro2">
          <table:table-cell office:value-type="string">
            <text:p>1993M03</text:p>
          </table:table-cell>
          <table:table-cell office:value-type="float" office:value="41542">
            <text:p>41542</text:p>
          </table:table-cell>
          <table:table-cell table:number-columns-repeated="13"/>
        </table:table-row>
        <table:table-row table:style-name="ro2">
          <table:table-cell office:value-type="string">
            <text:p>1993M04</text:p>
          </table:table-cell>
          <table:table-cell office:value-type="float" office:value="37752">
            <text:p>37752</text:p>
          </table:table-cell>
          <table:table-cell table:number-columns-repeated="13"/>
        </table:table-row>
        <table:table-row table:style-name="ro2">
          <table:table-cell office:value-type="string">
            <text:p>1993M05</text:p>
          </table:table-cell>
          <table:table-cell office:value-type="float" office:value="35631">
            <text:p>35631</text:p>
          </table:table-cell>
          <table:table-cell table:number-columns-repeated="13"/>
        </table:table-row>
        <table:table-row table:style-name="ro2">
          <table:table-cell office:value-type="string">
            <text:p>1993M06</text:p>
          </table:table-cell>
          <table:table-cell office:value-type="float" office:value="42473">
            <text:p>42473</text:p>
          </table:table-cell>
          <table:table-cell table:number-columns-repeated="13"/>
        </table:table-row>
        <table:table-row table:style-name="ro2">
          <table:table-cell office:value-type="string">
            <text:p>1993M07</text:p>
          </table:table-cell>
          <table:table-cell office:value-type="float" office:value="32863">
            <text:p>32863</text:p>
          </table:table-cell>
          <table:table-cell table:number-columns-repeated="13"/>
        </table:table-row>
        <table:table-row table:style-name="ro2">
          <table:table-cell office:value-type="string">
            <text:p>1993M08</text:p>
          </table:table-cell>
          <table:table-cell office:value-type="float" office:value="31671">
            <text:p>31671</text:p>
          </table:table-cell>
          <table:table-cell table:number-columns-repeated="13"/>
        </table:table-row>
        <table:table-row table:style-name="ro2">
          <table:table-cell office:value-type="string">
            <text:p>1993M09</text:p>
          </table:table-cell>
          <table:table-cell office:value-type="float" office:value="28821">
            <text:p>28821</text:p>
          </table:table-cell>
          <table:table-cell table:number-columns-repeated="13"/>
        </table:table-row>
        <table:table-row table:style-name="ro2">
          <table:table-cell office:value-type="string">
            <text:p>1993M10</text:p>
          </table:table-cell>
          <table:table-cell office:value-type="float" office:value="31305">
            <text:p>31305</text:p>
          </table:table-cell>
          <table:table-cell table:number-columns-repeated="4"/>
          <table:table-cell office:value-type="string">
            <text:p>MODA=</text:p>
          </table:table-cell>
          <table:table-cell table:formula="of:=(48610.2+53557.5)/2" office:value-type="float" office:value="51083.85">
            <text:p>51083,85</text:p>
          </table:table-cell>
          <table:table-cell table:number-columns-repeated="7"/>
        </table:table-row>
        <table:table-row table:style-name="ro2">
          <table:table-cell office:value-type="string">
            <text:p>1993M11</text:p>
          </table:table-cell>
          <table:table-cell office:value-type="float" office:value="39407">
            <text:p>39407</text:p>
          </table:table-cell>
          <table:table-cell table:number-columns-repeated="4"/>
          <table:table-cell office:value-type="string">
            <text:p>MEDIANA=</text:p>
          </table:table-cell>
          <table:table-cell table:formula="of:=48610.2+((0.5*144-52)/27)*(53557.5-48610.2)" office:value-type="float" office:value="52274.8666666667">
            <text:p>52274,87</text:p>
          </table:table-cell>
          <table:table-cell table:number-columns-repeated="7"/>
        </table:table-row>
        <table:table-row table:style-name="ro2">
          <table:table-cell office:value-type="string">
            <text:p>1993M12</text:p>
          </table:table-cell>
          <table:table-cell office:value-type="float" office:value="34974">
            <text:p>34974</text:p>
          </table:table-cell>
          <table:table-cell table:number-columns-repeated="4"/>
          <table:table-cell office:value-type="string">
            <text:p>Q3=</text:p>
          </table:table-cell>
          <table:table-cell table:formula="of:=58504.8+((0.75*144-104)/15)*(63452.1-58504.8)" office:value-type="float" office:value="59824.08">
            <text:p>59824,08</text:p>
          </table:table-cell>
          <table:table-cell table:number-columns-repeated="7"/>
        </table:table-row>
        <table:table-row table:style-name="ro2">
          <table:table-cell office:value-type="string">
            <text:p>1994M01</text:p>
          </table:table-cell>
          <table:table-cell office:value-type="float" office:value="37293">
            <text:p>37293</text:p>
          </table:table-cell>
          <table:table-cell table:number-columns-repeated="4"/>
          <table:table-cell office:value-type="string">
            <text:p>Q1=</text:p>
          </table:table-cell>
          <table:table-cell table:formula="of:=43662.9+((0.25*144-34)/18)*(48610.2-43662.9)" office:value-type="float" office:value="44212.6">
            <text:p>44212,6</text:p>
          </table:table-cell>
          <table:table-cell table:number-columns-repeated="7"/>
        </table:table-row>
        <table:table-row table:style-name="ro2">
          <table:table-cell office:value-type="string">
            <text:p>1994M02</text:p>
          </table:table-cell>
          <table:table-cell office:value-type="float" office:value="45296">
            <text:p>45296</text:p>
          </table:table-cell>
          <table:table-cell table:number-columns-repeated="4"/>
          <table:table-cell office:value-type="string">
            <text:p>MITJANA=</text:p>
          </table:table-cell>
          <table:table-cell table:formula="of:=([.H26]*[.J26]+[.H27]*[.J27]+[.H28]*[.J28]+[.H29]*[.J29]+[.H30]*[.J30]+[.H31]*[.J31]+[.H32]*[.J32]+[.H33]*[.J33]+[.H34]*[.J34]+[.H35]*[.J35])/[.H36]" office:value-type="float" office:value="52355.03125">
            <text:p>52355,03</text:p>
          </table:table-cell>
          <table:table-cell table:number-columns-repeated="7"/>
        </table:table-row>
        <table:table-row table:style-name="ro2">
          <table:table-cell office:value-type="string">
            <text:p>1994M03</text:p>
          </table:table-cell>
          <table:table-cell office:value-type="float" office:value="53095">
            <text:p>53095</text:p>
          </table:table-cell>
          <table:table-cell table:number-columns-repeated="4"/>
          <table:table-cell office:value-type="string">
            <text:p>P90=</text:p>
          </table:table-cell>
          <table:table-cell table:formula="of:=63452.1+((0.9*144-[.I32])/13)*(68399.4-63452.1)" office:value-type="float" office:value="67486.0523076923">
            <text:p>67486,05</text:p>
          </table:table-cell>
          <table:table-cell table:number-columns-repeated="7"/>
        </table:table-row>
        <table:table-row table:style-name="ro2">
          <table:table-cell office:value-type="string">
            <text:p>1994M04</text:p>
          </table:table-cell>
          <table:table-cell office:value-type="float" office:value="46718">
            <text:p>46718</text:p>
          </table:table-cell>
          <table:table-cell table:number-columns-repeated="4"/>
          <table:table-cell office:value-type="string">
            <text:p>RV=</text:p>
          </table:table-cell>
          <table:table-cell table:formula="of:=1-([.H30]/[.H36])" office:value-type="float" office:value="0.8125">
            <text:p>0,81</text:p>
          </table:table-cell>
          <table:table-cell table:number-columns-repeated="7"/>
        </table:table-row>
        <table:table-row table:style-name="ro2">
          <table:table-cell office:value-type="string">
            <text:p>1994M05</text:p>
          </table:table-cell>
          <table:table-cell office:value-type="float" office:value="45725">
            <text:p>45725</text:p>
          </table:table-cell>
          <table:table-cell table:number-columns-repeated="4"/>
          <table:table-cell office:value-type="string">
            <text:p>RIQ=</text:p>
          </table:table-cell>
          <table:table-cell table:formula="of:=[.H89]-[.H90]" office:value-type="float" office:value="15611.48">
            <text:p>15611,48</text:p>
          </table:table-cell>
          <table:table-cell table:number-columns-repeated="7"/>
        </table:table-row>
        <table:table-row table:style-name="ro2">
          <table:table-cell office:value-type="string">
            <text:p>1994M06</text:p>
          </table:table-cell>
          <table:table-cell office:value-type="float" office:value="42118">
            <text:p>42118</text:p>
          </table:table-cell>
          <table:table-cell table:number-columns-repeated="4"/>
          <table:table-cell office:value-type="string">
            <text:p>Var=</text:p>
          </table:table-cell>
          <table:table-cell office:value-type="float" office:value="212438321.7">
            <text:p>212438321,7</text:p>
          </table:table-cell>
          <table:table-cell table:number-columns-repeated="7"/>
        </table:table-row>
        <table:table-row table:style-name="ro2">
          <table:table-cell office:value-type="string">
            <text:p>1994M07</text:p>
          </table:table-cell>
          <table:table-cell office:value-type="float" office:value="36612">
            <text:p>36612</text:p>
          </table:table-cell>
          <table:table-cell table:number-columns-repeated="4"/>
          <table:table-cell office:value-type="string">
            <text:p>S=</text:p>
          </table:table-cell>
          <table:table-cell table:formula="of:=SQRT([.H95])" office:value-type="float" office:value="14575.2640353443">
            <text:p>14575,26</text:p>
          </table:table-cell>
          <table:table-cell table:number-columns-repeated="7"/>
        </table:table-row>
        <table:table-row table:style-name="ro2">
          <table:table-cell office:value-type="string">
            <text:p>1994M08</text:p>
          </table:table-cell>
          <table:table-cell office:value-type="float" office:value="34756">
            <text:p>34756</text:p>
          </table:table-cell>
          <table:table-cell table:number-columns-repeated="13"/>
        </table:table-row>
        <table:table-row table:style-name="ro2">
          <table:table-cell office:value-type="string">
            <text:p>1994M09</text:p>
          </table:table-cell>
          <table:table-cell office:value-type="float" office:value="38858">
            <text:p>38858</text:p>
          </table:table-cell>
          <table:table-cell table:number-columns-repeated="13"/>
        </table:table-row>
        <table:table-row table:style-name="ro2">
          <table:table-cell office:value-type="string">
            <text:p>1994M10</text:p>
          </table:table-cell>
          <table:table-cell office:value-type="float" office:value="40043">
            <text:p>40043</text:p>
          </table:table-cell>
          <table:table-cell table:number-columns-repeated="13"/>
        </table:table-row>
        <table:table-row table:style-name="ro2">
          <table:table-cell office:value-type="string">
            <text:p>1994M11</text:p>
          </table:table-cell>
          <table:table-cell office:value-type="float" office:value="48904">
            <text:p>48904</text:p>
          </table:table-cell>
          <table:table-cell table:number-columns-repeated="13"/>
        </table:table-row>
        <table:table-row table:style-name="ro2">
          <table:table-cell office:value-type="string">
            <text:p>1994M12</text:p>
          </table:table-cell>
          <table:table-cell office:value-type="float" office:value="50852">
            <text:p>50852</text:p>
          </table:table-cell>
          <table:table-cell table:number-columns-repeated="13"/>
        </table:table-row>
        <table:table-row table:style-name="ro2">
          <table:table-cell office:value-type="string">
            <text:p>1995M01</text:p>
          </table:table-cell>
          <table:table-cell office:value-type="float" office:value="46069">
            <text:p>46069</text:p>
          </table:table-cell>
          <table:table-cell table:number-columns-repeated="13"/>
        </table:table-row>
        <table:table-row table:style-name="ro2">
          <table:table-cell office:value-type="string">
            <text:p>1995M02</text:p>
          </table:table-cell>
          <table:table-cell office:value-type="float" office:value="54022">
            <text:p>54022</text:p>
          </table:table-cell>
          <table:table-cell table:number-columns-repeated="13"/>
        </table:table-row>
        <table:table-row table:style-name="ro2">
          <table:table-cell office:value-type="string">
            <text:p>1995M03</text:p>
          </table:table-cell>
          <table:table-cell office:value-type="float" office:value="62889">
            <text:p>62889</text:p>
          </table:table-cell>
          <table:table-cell table:number-columns-repeated="13"/>
        </table:table-row>
        <table:table-row table:style-name="ro2">
          <table:table-cell office:value-type="string">
            <text:p>1995M04</text:p>
          </table:table-cell>
          <table:table-cell office:value-type="float" office:value="47720">
            <text:p>47720</text:p>
          </table:table-cell>
          <table:table-cell table:number-columns-repeated="13"/>
        </table:table-row>
        <table:table-row table:style-name="ro2">
          <table:table-cell office:value-type="string">
            <text:p>1995M05</text:p>
          </table:table-cell>
          <table:table-cell office:value-type="float" office:value="50915">
            <text:p>50915</text:p>
          </table:table-cell>
          <table:table-cell table:number-columns-repeated="13"/>
        </table:table-row>
        <table:table-row table:style-name="ro2">
          <table:table-cell office:value-type="string">
            <text:p>1995M06</text:p>
          </table:table-cell>
          <table:table-cell office:value-type="float" office:value="48382">
            <text:p>48382</text:p>
          </table:table-cell>
          <table:table-cell table:number-columns-repeated="13"/>
        </table:table-row>
        <table:table-row table:style-name="ro2">
          <table:table-cell office:value-type="string">
            <text:p>1995M07</text:p>
          </table:table-cell>
          <table:table-cell office:value-type="float" office:value="41889">
            <text:p>41889</text:p>
          </table:table-cell>
          <table:table-cell table:number-columns-repeated="13"/>
        </table:table-row>
        <table:table-row table:style-name="ro2">
          <table:table-cell office:value-type="string">
            <text:p>1995M08</text:p>
          </table:table-cell>
          <table:table-cell office:value-type="float" office:value="32344">
            <text:p>32344</text:p>
          </table:table-cell>
          <table:table-cell table:number-columns-repeated="13"/>
        </table:table-row>
        <table:table-row table:style-name="ro2">
          <table:table-cell office:value-type="string">
            <text:p>1995M09</text:p>
          </table:table-cell>
          <table:table-cell office:value-type="float" office:value="44802">
            <text:p>44802</text:p>
          </table:table-cell>
          <table:table-cell table:number-columns-repeated="13"/>
        </table:table-row>
        <table:table-row table:style-name="ro2">
          <table:table-cell office:value-type="string">
            <text:p>1995M10</text:p>
          </table:table-cell>
          <table:table-cell office:value-type="float" office:value="50621">
            <text:p>50621</text:p>
          </table:table-cell>
          <table:table-cell table:number-columns-repeated="13"/>
        </table:table-row>
        <table:table-row table:style-name="ro2">
          <table:table-cell office:value-type="string">
            <text:p>1995M11</text:p>
          </table:table-cell>
          <table:table-cell office:value-type="float" office:value="53713">
            <text:p>53713</text:p>
          </table:table-cell>
          <table:table-cell table:number-columns-repeated="13"/>
        </table:table-row>
        <table:table-row table:style-name="ro2">
          <table:table-cell office:value-type="string">
            <text:p>1995M12</text:p>
          </table:table-cell>
          <table:table-cell office:value-type="float" office:value="40955">
            <text:p>40955</text:p>
          </table:table-cell>
          <table:table-cell table:number-columns-repeated="13"/>
        </table:table-row>
        <table:table-row table:style-name="ro2">
          <table:table-cell office:value-type="string">
            <text:p>1996M01</text:p>
          </table:table-cell>
          <table:table-cell office:value-type="float" office:value="51923">
            <text:p>51923</text:p>
          </table:table-cell>
          <table:table-cell table:number-columns-repeated="13"/>
        </table:table-row>
        <table:table-row table:style-name="ro2">
          <table:table-cell office:value-type="string">
            <text:p>1996M02</text:p>
          </table:table-cell>
          <table:table-cell office:value-type="float" office:value="50843">
            <text:p>50843</text:p>
          </table:table-cell>
          <table:table-cell table:number-columns-repeated="13"/>
        </table:table-row>
        <table:table-row table:style-name="ro2">
          <table:table-cell office:value-type="string">
            <text:p>1996M03</text:p>
          </table:table-cell>
          <table:table-cell office:value-type="float" office:value="56681">
            <text:p>56681</text:p>
          </table:table-cell>
          <table:table-cell table:number-columns-repeated="13"/>
        </table:table-row>
        <table:table-row table:style-name="ro2">
          <table:table-cell office:value-type="string">
            <text:p>1996M04</text:p>
          </table:table-cell>
          <table:table-cell office:value-type="float" office:value="52939">
            <text:p>52939</text:p>
          </table:table-cell>
          <table:table-cell table:number-columns-repeated="13"/>
        </table:table-row>
        <table:table-row table:style-name="ro2">
          <table:table-cell office:value-type="string">
            <text:p>1996M05</text:p>
          </table:table-cell>
          <table:table-cell office:value-type="float" office:value="57980">
            <text:p>57980</text:p>
          </table:table-cell>
          <table:table-cell table:number-columns-repeated="13"/>
        </table:table-row>
        <table:table-row table:style-name="ro2">
          <table:table-cell office:value-type="string">
            <text:p>1996M06</text:p>
          </table:table-cell>
          <table:table-cell office:value-type="float" office:value="50375">
            <text:p>50375</text:p>
          </table:table-cell>
          <table:table-cell table:number-columns-repeated="13"/>
        </table:table-row>
        <table:table-row table:style-name="ro2">
          <table:table-cell office:value-type="string">
            <text:p>1996M07</text:p>
          </table:table-cell>
          <table:table-cell office:value-type="float" office:value="48401">
            <text:p>48401</text:p>
          </table:table-cell>
          <table:table-cell table:number-columns-repeated="13"/>
        </table:table-row>
        <table:table-row table:style-name="ro2">
          <table:table-cell office:value-type="string">
            <text:p>1996M08</text:p>
          </table:table-cell>
          <table:table-cell office:value-type="float" office:value="40809">
            <text:p>40809</text:p>
          </table:table-cell>
          <table:table-cell table:number-columns-repeated="13"/>
        </table:table-row>
        <table:table-row table:style-name="ro2">
          <table:table-cell office:value-type="string">
            <text:p>1996M09</text:p>
          </table:table-cell>
          <table:table-cell office:value-type="float" office:value="51874">
            <text:p>51874</text:p>
          </table:table-cell>
          <table:table-cell table:number-columns-repeated="13"/>
        </table:table-row>
        <table:table-row table:style-name="ro2">
          <table:table-cell office:value-type="string">
            <text:p>1996M10</text:p>
          </table:table-cell>
          <table:table-cell office:value-type="float" office:value="53168">
            <text:p>53168</text:p>
          </table:table-cell>
          <table:table-cell table:number-columns-repeated="13"/>
        </table:table-row>
        <table:table-row table:style-name="ro2">
          <table:table-cell office:value-type="string">
            <text:p>1996M11</text:p>
          </table:table-cell>
          <table:table-cell office:value-type="float" office:value="53688">
            <text:p>53688</text:p>
          </table:table-cell>
          <table:table-cell table:number-columns-repeated="13"/>
        </table:table-row>
        <table:table-row table:style-name="ro2">
          <table:table-cell office:value-type="string">
            <text:p>1996M12</text:p>
          </table:table-cell>
          <table:table-cell office:value-type="float" office:value="45028">
            <text:p>45028</text:p>
          </table:table-cell>
          <table:table-cell table:number-columns-repeated="13"/>
        </table:table-row>
        <table:table-row table:style-name="ro2">
          <table:table-cell office:value-type="string">
            <text:p>1997M01</text:p>
          </table:table-cell>
          <table:table-cell office:value-type="float" office:value="58695">
            <text:p>58695</text:p>
          </table:table-cell>
          <table:table-cell table:number-columns-repeated="13"/>
        </table:table-row>
        <table:table-row table:style-name="ro2">
          <table:table-cell office:value-type="string">
            <text:p>1997M02</text:p>
          </table:table-cell>
          <table:table-cell office:value-type="float" office:value="59830">
            <text:p>59830</text:p>
          </table:table-cell>
          <table:table-cell table:number-columns-repeated="13"/>
        </table:table-row>
        <table:table-row table:style-name="ro2">
          <table:table-cell office:value-type="string">
            <text:p>1997M03</text:p>
          </table:table-cell>
          <table:table-cell office:value-type="float" office:value="61678">
            <text:p>61678</text:p>
          </table:table-cell>
          <table:table-cell table:number-columns-repeated="13"/>
        </table:table-row>
        <table:table-row table:style-name="ro2">
          <table:table-cell office:value-type="string">
            <text:p>1997M04</text:p>
          </table:table-cell>
          <table:table-cell office:value-type="float" office:value="64412">
            <text:p>64412</text:p>
          </table:table-cell>
          <table:table-cell table:number-columns-repeated="13"/>
        </table:table-row>
        <table:table-row table:style-name="ro2">
          <table:table-cell office:value-type="string">
            <text:p>1997M05</text:p>
          </table:table-cell>
          <table:table-cell office:value-type="float" office:value="55203">
            <text:p>55203</text:p>
          </table:table-cell>
          <table:table-cell table:number-columns-repeated="13"/>
        </table:table-row>
        <table:table-row table:style-name="ro2">
          <table:table-cell office:value-type="string">
            <text:p>1997M06</text:p>
          </table:table-cell>
          <table:table-cell office:value-type="float" office:value="52310">
            <text:p>52310</text:p>
          </table:table-cell>
          <table:table-cell table:number-columns-repeated="13"/>
        </table:table-row>
        <table:table-row table:style-name="ro2">
          <table:table-cell office:value-type="string">
            <text:p>1997M07</text:p>
          </table:table-cell>
          <table:table-cell office:value-type="float" office:value="54165">
            <text:p>54165</text:p>
          </table:table-cell>
          <table:table-cell table:number-columns-repeated="13"/>
        </table:table-row>
        <table:table-row table:style-name="ro2">
          <table:table-cell office:value-type="string">
            <text:p>1997M08</text:p>
          </table:table-cell>
          <table:table-cell office:value-type="float" office:value="38178">
            <text:p>38178</text:p>
          </table:table-cell>
          <table:table-cell table:number-columns-repeated="13"/>
        </table:table-row>
        <table:table-row table:style-name="ro2">
          <table:table-cell office:value-type="string">
            <text:p>1997M09</text:p>
          </table:table-cell>
          <table:table-cell office:value-type="float" office:value="51711">
            <text:p>51711</text:p>
          </table:table-cell>
          <table:table-cell table:number-columns-repeated="13"/>
        </table:table-row>
        <table:table-row table:style-name="ro2">
          <table:table-cell office:value-type="string">
            <text:p>1997M10</text:p>
          </table:table-cell>
          <table:table-cell office:value-type="float" office:value="55641">
            <text:p>55641</text:p>
          </table:table-cell>
          <table:table-cell table:number-columns-repeated="13"/>
        </table:table-row>
        <table:table-row table:style-name="ro2">
          <table:table-cell office:value-type="string">
            <text:p>1997M11</text:p>
          </table:table-cell>
          <table:table-cell office:value-type="float" office:value="58235">
            <text:p>58235</text:p>
          </table:table-cell>
          <table:table-cell table:number-columns-repeated="13"/>
        </table:table-row>
        <table:table-row table:style-name="ro2">
          <table:table-cell office:value-type="string">
            <text:p>1997M12</text:p>
          </table:table-cell>
          <table:table-cell office:value-type="float" office:value="52965">
            <text:p>52965</text:p>
          </table:table-cell>
          <table:table-cell table:number-columns-repeated="13"/>
        </table:table-row>
        <table:table-row table:style-name="ro2">
          <table:table-cell office:value-type="string">
            <text:p>1998M01</text:p>
          </table:table-cell>
          <table:table-cell office:value-type="float" office:value="55643">
            <text:p>55643</text:p>
          </table:table-cell>
          <table:table-cell table:number-columns-repeated="13"/>
        </table:table-row>
        <table:table-row table:style-name="ro2">
          <table:table-cell office:value-type="string">
            <text:p>1998M02</text:p>
          </table:table-cell>
          <table:table-cell office:value-type="float" office:value="62665">
            <text:p>62665</text:p>
          </table:table-cell>
          <table:table-cell table:number-columns-repeated="13"/>
        </table:table-row>
        <table:table-row table:style-name="ro2">
          <table:table-cell office:value-type="string">
            <text:p>1998M03</text:p>
          </table:table-cell>
          <table:table-cell office:value-type="float" office:value="71745">
            <text:p>71745</text:p>
          </table:table-cell>
          <table:table-cell table:number-columns-repeated="13"/>
        </table:table-row>
        <table:table-row table:style-name="ro2">
          <table:table-cell office:value-type="string">
            <text:p>1998M04</text:p>
          </table:table-cell>
          <table:table-cell office:value-type="float" office:value="69305">
            <text:p>69305</text:p>
          </table:table-cell>
          <table:table-cell table:number-columns-repeated="13"/>
        </table:table-row>
        <table:table-row table:style-name="ro2">
          <table:table-cell office:value-type="string">
            <text:p>1998M05</text:p>
          </table:table-cell>
          <table:table-cell office:value-type="float" office:value="62459">
            <text:p>62459</text:p>
          </table:table-cell>
          <table:table-cell table:number-columns-repeated="13"/>
        </table:table-row>
        <table:table-row table:style-name="ro2">
          <table:table-cell office:value-type="string">
            <text:p>1998M06</text:p>
          </table:table-cell>
          <table:table-cell office:value-type="float" office:value="66321">
            <text:p>66321</text:p>
          </table:table-cell>
          <table:table-cell table:number-columns-repeated="13"/>
        </table:table-row>
        <table:table-row table:style-name="ro2">
          <table:table-cell office:value-type="string">
            <text:p>1998M07</text:p>
          </table:table-cell>
          <table:table-cell office:value-type="float" office:value="66717">
            <text:p>66717</text:p>
          </table:table-cell>
          <table:table-cell table:number-columns-repeated="13"/>
        </table:table-row>
        <table:table-row table:style-name="ro2">
          <table:table-cell office:value-type="string">
            <text:p>1998M08</text:p>
          </table:table-cell>
          <table:table-cell office:value-type="float" office:value="41751">
            <text:p>41751</text:p>
          </table:table-cell>
          <table:table-cell table:number-columns-repeated="13"/>
        </table:table-row>
        <table:table-row table:style-name="ro2">
          <table:table-cell office:value-type="string">
            <text:p>1998M09</text:p>
          </table:table-cell>
          <table:table-cell office:value-type="float" office:value="67077">
            <text:p>67077</text:p>
          </table:table-cell>
          <table:table-cell table:number-columns-repeated="13"/>
        </table:table-row>
        <table:table-row table:style-name="ro2">
          <table:table-cell office:value-type="string">
            <text:p>1998M10</text:p>
          </table:table-cell>
          <table:table-cell office:value-type="float" office:value="62138">
            <text:p>62138</text:p>
          </table:table-cell>
          <table:table-cell table:number-columns-repeated="13"/>
        </table:table-row>
        <table:table-row table:style-name="ro2">
          <table:table-cell office:value-type="string">
            <text:p>1998M11</text:p>
          </table:table-cell>
          <table:table-cell office:value-type="float" office:value="67014">
            <text:p>67014</text:p>
          </table:table-cell>
          <table:table-cell table:number-columns-repeated="13"/>
        </table:table-row>
        <table:table-row table:style-name="ro2">
          <table:table-cell office:value-type="string">
            <text:p>1998M12</text:p>
          </table:table-cell>
          <table:table-cell office:value-type="float" office:value="61464">
            <text:p>61464</text:p>
          </table:table-cell>
          <table:table-cell table:number-columns-repeated="13"/>
        </table:table-row>
        <table:table-row table:style-name="ro2" table:number-rows-repeated="3">
          <table:table-cell table:number-columns-repeated="15"/>
        </table:table-row>
        <table:table-row table:style-name="ro2">
          <table:table-cell/>
          <table:table-cell office:value-type="float" office:value="28821">
            <text:p>2882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29795">
            <text:p>2979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1305">
            <text:p>3130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1553">
            <text:p>3155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1671">
            <text:p>3167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2344">
            <text:p>3234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2863">
            <text:p>3286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4756">
            <text:p>3475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4974">
            <text:p>3497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5358">
            <text:p>3535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5631">
            <text:p>3563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5934">
            <text:p>3593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6612">
            <text:p>3661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7293">
            <text:p>3729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7752">
            <text:p>3775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8178">
            <text:p>3817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8337">
            <text:p>3833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8840">
            <text:p>388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8858">
            <text:p>3885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8987">
            <text:p>3898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39407">
            <text:p>3940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0043">
            <text:p>4004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0137">
            <text:p>4013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0809">
            <text:p>4080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0955">
            <text:p>4095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1203">
            <text:p>4120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1542">
            <text:p>4154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1751">
            <text:p>4175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1889">
            <text:p>4188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2118">
            <text:p>4211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2473">
            <text:p>4247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2680">
            <text:p>4268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2792">
            <text:p>4279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3248">
            <text:p>4324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3776">
            <text:p>4377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4100">
            <text:p>4410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4614">
            <text:p>4461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4785">
            <text:p>4478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4802">
            <text:p>4480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5028">
            <text:p>4502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5258">
            <text:p>4525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5296">
            <text:p>4529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5725">
            <text:p>4572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6069">
            <text:p>4606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6295">
            <text:p>4629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6718">
            <text:p>4671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6739">
            <text:p>4673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7116">
            <text:p>4711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7720">
            <text:p>477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8338">
            <text:p>4833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8382">
            <text:p>4838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8401">
            <text:p>4840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8904">
            <text:p>4890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9158">
            <text:p>4915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49754">
            <text:p>4975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015">
            <text:p>5001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294">
            <text:p>5029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375">
            <text:p>5037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621">
            <text:p>5062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682">
            <text:p>5068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842">
            <text:p>5084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843">
            <text:p>5084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852">
            <text:p>5085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915">
            <text:p>5091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1122">
            <text:p>5112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1155">
            <text:p>5115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1559">
            <text:p>5155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1711">
            <text:p>5171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1874">
            <text:p>5187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1923">
            <text:p>5192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2085">
            <text:p>5208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2310">
            <text:p>523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2356">
            <text:p>5235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2539">
            <text:p>5253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2939">
            <text:p>5293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2965">
            <text:p>5296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062">
            <text:p>5306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095">
            <text:p>5309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168">
            <text:p>5316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626">
            <text:p>5362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629">
            <text:p>5362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688">
            <text:p>5368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713">
            <text:p>5371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756">
            <text:p>5375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3902">
            <text:p>5390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4022">
            <text:p>5402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4165">
            <text:p>5416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4577">
            <text:p>5457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4995">
            <text:p>5499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5127">
            <text:p>5512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5203">
            <text:p>5520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5590">
            <text:p>5559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5641">
            <text:p>5564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5643">
            <text:p>5564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6136">
            <text:p>5613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6681">
            <text:p>5668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7484">
            <text:p>5748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7943">
            <text:p>5794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7980">
            <text:p>5798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7981">
            <text:p>5798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8031">
            <text:p>5803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8091">
            <text:p>5809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8095">
            <text:p>5809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8235">
            <text:p>5823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8669">
            <text:p>5866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8695">
            <text:p>5869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9426">
            <text:p>59426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9751">
            <text:p>5975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9830">
            <text:p>598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0395">
            <text:p>6039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0540">
            <text:p>605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1464">
            <text:p>6146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1678">
            <text:p>6167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1761">
            <text:p>6176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2075">
            <text:p>6207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2138">
            <text:p>6213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2459">
            <text:p>6245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2665">
            <text:p>6266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2889">
            <text:p>6288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3537">
            <text:p>6353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4147">
            <text:p>6414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4337">
            <text:p>6433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4398">
            <text:p>64398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4412">
            <text:p>6441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4514">
            <text:p>6451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4813">
            <text:p>6481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4959">
            <text:p>6495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5125">
            <text:p>6512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6321">
            <text:p>66321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6717">
            <text:p>6671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7014">
            <text:p>6701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7077">
            <text:p>6707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8990">
            <text:p>6899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9242">
            <text:p>6924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69305">
            <text:p>6930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0083">
            <text:p>70083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0135">
            <text:p>7013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0174">
            <text:p>7017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1745">
            <text:p>71745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4389">
            <text:p>74389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5544">
            <text:p>75544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5727">
            <text:p>75727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7322">
            <text:p>77322</text:p>
          </table:table-cell>
          <table:table-cell table:number-columns-repeated="13"/>
        </table:table-row>
        <table:table-row table:style-name="ro2">
          <table:table-cell/>
          <table:table-cell office:value-type="float" office:value="78294">
            <text:p>78294</text:p>
          </table:table-cell>
          <table:table-cell table:number-columns-repeated="13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Hoja1.B153:Hoja1.B2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TT12" svg:font-family="CMTT1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1:24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08T13:04:31.98</meta:creation-date>
    <dc:date>2010-05-20T11:24:47.59</dc:date>
    <meta:editing-duration>PT09H07M39S</meta:editing-duration>
    <meta:editing-cycles>7</meta:editing-cycles>
    <meta:generator>OpenOffice.org/3.2$Win32 OpenOffice.org_project/320m12$Build-9483</meta:generator>
    <meta:document-statistic meta:table-count="3" meta:cell-count="5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2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21cm" svg:height="10.761cm" xlink:href=".." chart:class="chart:bar" chart:style-name="ch1">
        <chart:title svg:x="6.734cm" svg:y="0.216cm" chart:style-name="ch2">
          <text:p>FRECUENCIAS ABSOLUTAS</text:p>
        </chart:title>
        <chart:legend chart:legend-position="end" svg:x="16.827cm" svg:y="5.072cm" chart:style-name="ch3"/>
        <chart:plot-area chart:style-name="ch4" table:cell-range-address="Hoja1.F26:Hoja1.F35 Hoja1.H26:Hoja1.H35" chart:data-source-has-labels="column" svg:x="0.384cm" svg:y="0.934cm" svg:width="16.06cm" svg:height="9.397cm">
          <chart:axis chart:dimension="x" chart:name="primary-x" chart:style-name="ch5">
            <chart:categories table:cell-range-address="Hoja1.F26:Hoja1.F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H26:Hoja1.H35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 text:id="Hoja1.F26:Hoja1.F35">[28821-33768,3)</text:p>
              </table:table-cell>
              <table:table-cell office:value-type="float" office:value="7">
                <text:p text:id="Hoja1.H26:Hoja1.H35">7</text:p>
              </table:table-cell>
            </table:table-row>
            <table:table-row>
              <table:table-cell office:value-type="string">
                <text:p>[33768,3-38715,6)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[38715,6-43662,9)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[43662,9-48610,2)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[48610,2-53557,5)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[53557,5-58504,8)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[58504,8-63452,1)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[63452,1-68399,4)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[68399,4-73346,7)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[73346,7-78294]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cm" svg:height="7.652cm" xlink:href=".." chart:class="chart:circle" chart:style-name="ch1">
        <chart:title svg:x="4.364cm" svg:y="0.154cm" chart:style-name="ch2">
          <text:p>PORCENTAJES ACUMULADOS</text:p>
        </chart:title>
        <chart:legend chart:legend-position="end" svg:x="11.696cm" svg:y="1.81cm" chart:style-name="ch3"/>
        <chart:plot-area chart:style-name="ch4" table:cell-range-address="Hoja1.F27:Hoja1.F35 Hoja1.N26:Hoja1.N35" chart:data-source-has-labels="column" svg:x="0.3cm" svg:y="0.81cm" svg:width="11.096cm" svg:height="6.536cm">
          <chart:axis chart:dimension="x" chart:name="primary-x" chart:style-name="ch5">
            <chart:categories table:cell-range-address="Hoja1.F27:Hoja1.F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N26:Hoja1.N3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string">
                <text:p text:id="Hoja1.F27:Hoja1.F35">[33768,3-38715,6)</text:p>
              </table:table-cell>
              <table:table-cell office:value-type="float" office:value="4.86111111111111">
                <text:p text:id="Hoja1.N26:Hoja1.N35">4.86111111111111</text:p>
              </table:table-cell>
            </table:table-row>
            <table:table-row>
              <table:table-cell office:value-type="string">
                <text:p>[38715,6-43662,9)</text:p>
              </table:table-cell>
              <table:table-cell office:value-type="float" office:value="11.8055555555556">
                <text:p>11.8055555555556</text:p>
              </table:table-cell>
            </table:table-row>
            <table:table-row>
              <table:table-cell office:value-type="string">
                <text:p>[43662,9-48610,2)</text:p>
              </table:table-cell>
              <table:table-cell office:value-type="float" office:value="23.6111111111111">
                <text:p>23.6111111111111</text:p>
              </table:table-cell>
            </table:table-row>
            <table:table-row>
              <table:table-cell office:value-type="string">
                <text:p>[48610,2-53557,5)</text:p>
              </table:table-cell>
              <table:table-cell office:value-type="float" office:value="36.1111111111111">
                <text:p>36.1111111111111</text:p>
              </table:table-cell>
            </table:table-row>
            <table:table-row>
              <table:table-cell office:value-type="string">
                <text:p>[53557,5-58504,8)</text:p>
              </table:table-cell>
              <table:table-cell office:value-type="float" office:value="54.8611111111111">
                <text:p>54.8611111111111</text:p>
              </table:table-cell>
            </table:table-row>
            <table:table-row>
              <table:table-cell office:value-type="string">
                <text:p>[58504,8-63452,1)</text:p>
              </table:table-cell>
              <table:table-cell office:value-type="float" office:value="72.2222222222222">
                <text:p>72.2222222222222</text:p>
              </table:table-cell>
            </table:table-row>
            <table:table-row>
              <table:table-cell office:value-type="string">
                <text:p>[63452,1-68399,4)</text:p>
              </table:table-cell>
              <table:table-cell office:value-type="float" office:value="82.6388888888889">
                <text:p>82.6388888888889</text:p>
              </table:table-cell>
            </table:table-row>
            <table:table-row>
              <table:table-cell office:value-type="string">
                <text:p>[68399,4-73346,7)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[73346,7-78294]</text:p>
              </table:table-cell>
              <table:table-cell office:value-type="float" office:value="96.5277777777778">
                <text:p>96.5277777777778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